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20ExpressionCompiler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doJaxpCompile( OXPath20ExpressionBPEL20 out , Expression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Path20ExpressionCompilerImpl.compil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compileLValu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compileJoinCondition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_compile( org . apache . ode . bpel . compiler . bom . Expression xpath , boolean isJoin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20ExpressionCompilerImpl.XPath20ExpressionCompilerImpl( String bpel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20ExpressionCompilerImpl.setCompilerContext( CompilerContext compil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